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01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standard">
      <style:graphic-properties draw:stroke="none" svg:stroke-color="#000000" draw:fill="none" draw:fill-color="#ffffff" fo:min-height="0.494cm"/>
    </style:style>
    <style:style style:name="gr9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93cm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21" draw:layer="layout" svg:width="2.315cm" svg:height="2.315cm" svg:x="17.685cm" svg:y="12.063cm">
          <text:p text:style-name="P1">Client</text:p>
        </draw:rect>
        <draw:rect draw:style-name="gr1" draw:text-style-name="P1" draw:layer="layout" svg:width="2.315cm" svg:height="2.315cm" svg:x="11.685cm" svg:y="12cm">
          <text:p text:style-name="P1">Client</text:p>
        </draw:rect>
        <draw:custom-shape draw:style-name="gr2" draw:text-style-name="P2" draw:layer="layout" svg:width="2.315cm" svg:height="3.086cm" svg:x="1.071cm" svg:y="11.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id="id8" draw:layer="layout" svg:width="2.315cm" svg:height="3.086cm" svg:x="7.386cm" svg:y="11.8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315cm" svg:height="3.086cm" svg:x="4.505cm" svg:y="2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2.315cm" svg:height="2.315cm" svg:x="6.567cm" svg:y="1.889cm">
          <text:p text:style-name="P1">Client</text:p>
        </draw:rect>
        <draw:rect draw:style-name="gr1" draw:text-style-name="P1" draw:layer="layout" svg:width="1.543cm" svg:height="0.771cm" svg:x="6.953cm" svg:y="2.275cm">
          <text:p text:style-name="P1">Mixer</text:p>
        </draw:rect>
        <draw:rect draw:style-name="gr1" draw:text-style-name="P1" draw:layer="layout" svg:width="1.543cm" svg:height="0.772cm" svg:x="6.953cm" svg:y="3.046cm">
          <text:p text:style-name="P1">Konf</text:p>
        </draw:rect>
        <draw:rect draw:style-name="gr1" draw:text-style-name="P1" draw:layer="layout" svg:width="2.315cm" svg:height="2.315cm" svg:x="6.567cm" svg:y="1.889cm">
          <text:p text:style-name="P1">Client</text:p>
        </draw:rect>
        <draw:rect draw:style-name="gr3" draw:text-style-name="P1" draw:id="id3" draw:layer="layout" svg:width="1.543cm" svg:height="0.771cm" svg:x="6.953cm" svg:y="2.275cm">
          <text:p text:style-name="P1">Mixer</text:p>
        </draw:rect>
        <draw:rect draw:style-name="gr3" draw:text-style-name="P1" draw:id="id1" draw:layer="layout" svg:width="1.543cm" svg:height="0.772cm" svg:x="6.953cm" svg:y="3.046cm">
          <text:p text:style-name="P1">Konf</text:p>
        </draw:rect>
        <draw:rect draw:style-name="gr1" draw:text-style-name="P1" draw:layer="layout" svg:width="2.315cm" svg:height="2.315cm" svg:x="12.045cm" svg:y="1.889cm">
          <text:p text:style-name="P1">Client</text:p>
        </draw:rect>
        <draw:rect draw:style-name="gr1" draw:text-style-name="P1" draw:layer="layout" svg:width="1.543cm" svg:height="0.771cm" svg:x="12.431cm" svg:y="2.275cm">
          <text:p text:style-name="P1">Mixer</text:p>
        </draw:rect>
        <draw:rect draw:style-name="gr1" draw:text-style-name="P1" draw:layer="layout" svg:width="1.543cm" svg:height="0.772cm" svg:x="12.431cm" svg:y="3.046cm">
          <text:p text:style-name="P1">Konf</text:p>
        </draw:rect>
        <draw:rect draw:style-name="gr1" draw:text-style-name="P1" draw:layer="layout" svg:width="2.315cm" svg:height="2.315cm" svg:x="12.045cm" svg:y="1.889cm">
          <text:p text:style-name="P1">Client</text:p>
        </draw:rect>
        <draw:rect draw:style-name="gr3" draw:text-style-name="P1" draw:id="id4" draw:layer="layout" svg:width="1.543cm" svg:height="0.771cm" svg:x="12.431cm" svg:y="2.275cm">
          <text:p text:style-name="P1">Mixer</text:p>
        </draw:rect>
        <draw:rect draw:style-name="gr3" draw:text-style-name="P1" draw:id="id2" draw:layer="layout" svg:width="1.543cm" svg:height="0.772cm" svg:x="12.431cm" svg:y="3.046cm">
          <text:p text:style-name="P1">Konf</text:p>
        </draw:rect>
        <draw:rect draw:style-name="gr1" draw:text-style-name="P1" draw:layer="layout" svg:width="2.315cm" svg:height="2.315cm" svg:x="9.267cm" svg:y="5.361cm">
          <text:p text:style-name="P1">Client</text:p>
        </draw:rect>
        <draw:rect draw:style-name="gr1" draw:text-style-name="P1" draw:layer="layout" svg:width="1.543cm" svg:height="0.771cm" svg:x="9.653cm" svg:y="5.747cm">
          <text:p text:style-name="P1">Mixer</text:p>
        </draw:rect>
        <draw:rect draw:style-name="gr1" draw:text-style-name="P1" draw:layer="layout" svg:width="1.543cm" svg:height="0.772cm" svg:x="9.653cm" svg:y="6.518cm">
          <text:p text:style-name="P1">Konf</text:p>
        </draw:rect>
        <draw:rect draw:style-name="gr1" draw:text-style-name="P1" draw:layer="layout" svg:width="2.315cm" svg:height="2.315cm" svg:x="9.267cm" svg:y="5.361cm">
          <text:p text:style-name="P1">Client</text:p>
        </draw:rect>
        <draw:rect draw:style-name="gr3" draw:text-style-name="P1" draw:id="id11" draw:layer="layout" svg:width="1.543cm" svg:height="0.771cm" svg:x="9.653cm" svg:y="5.747cm">
          <text:p text:style-name="P1">Mixer</text:p>
        </draw:rect>
        <draw:rect draw:style-name="gr3" draw:text-style-name="P1" draw:id="id12" draw:layer="layout" svg:width="1.543cm" svg:height="0.772cm" svg:x="9.653cm" svg:y="6.518cm">
          <text:p text:style-name="P1">Konf</text:p>
        </draw:rect>
        <draw:connector draw:style-name="gr4" draw:text-style-name="P2" draw:layer="layout" svg:x1="8.496cm" svg:y1="3.432cm" svg:x2="12.431cm" svg:y2="3.432cm" draw:start-shape="id1" draw:start-glue-point="1" draw:end-shape="id2" draw:end-glue-point="3">
          <text:p/>
        </draw:connector>
        <draw:connector draw:style-name="gr5" draw:text-style-name="P2" draw:layer="layout" svg:x1="8.496cm" svg:y1="2.66cm" svg:x2="12.431cm" svg:y2="2.66cm" draw:start-shape="id3" draw:start-glue-point="1" draw:end-shape="id4">
          <text:p/>
        </draw:connector>
        <draw:rect draw:style-name="gr1" draw:text-style-name="P1" draw:id="id16" draw:layer="layout" svg:width="2.315cm" svg:height="2.315cm" svg:x="1.419cm" svg:y="21.713cm">
          <text:p text:style-name="P1">Client</text:p>
        </draw:rect>
        <draw:rect draw:style-name="gr1" draw:text-style-name="P1" draw:id="id18" draw:layer="layout" svg:width="2.315cm" svg:height="2.315cm" svg:x="6.9cm" svg:y="21.685cm">
          <text:p text:style-name="P1">Client</text:p>
        </draw:rect>
        <draw:rect draw:style-name="gr1" draw:text-style-name="P1" draw:id="id19" draw:layer="layout" svg:width="1.543cm" svg:height="0.772cm" svg:x="4.891cm" svg:y="25.571cm">
          <text:p text:style-name="P1">Mixer</text:p>
        </draw:rect>
        <draw:rect draw:style-name="gr1" draw:text-style-name="P1" draw:id="id17" draw:layer="layout" svg:width="1.543cm" svg:height="0.772cm" svg:x="4.891cm" svg:y="26.343cm">
          <text:p text:style-name="P1">Konf</text:p>
        </draw:rect>
        <draw:rect draw:style-name="gr1" draw:text-style-name="P1" draw:id="id13" draw:layer="layout" svg:width="2.315cm" svg:height="2.315cm" svg:x="11.884cm" svg:y="21.742cm">
          <text:p text:style-name="P1">Client</text:p>
        </draw:rect>
        <draw:rect draw:style-name="gr3" draw:text-style-name="P1" draw:id="id5" draw:layer="layout" svg:width="1.543cm" svg:height="0.772cm" svg:x="12.27cm" svg:y="22.513cm">
          <text:p text:style-name="P1">Mixer</text:p>
        </draw:rect>
        <draw:rect draw:style-name="gr1" draw:text-style-name="P1" draw:id="id15" draw:layer="layout" svg:width="2.315cm" svg:height="2.315cm" svg:x="17.285cm" svg:y="21.742cm">
          <text:p text:style-name="P1">Client</text:p>
        </draw:rect>
        <draw:rect draw:style-name="gr3" draw:text-style-name="P1" draw:id="id6" draw:layer="layout" svg:width="1.543cm" svg:height="0.772cm" svg:x="17.671cm" svg:y="22.513cm">
          <text:p text:style-name="P1">Mixer</text:p>
        </draw:rect>
        <draw:custom-shape draw:style-name="gr2" draw:text-style-name="P2" draw:layer="layout" svg:width="2.315cm" svg:height="3.086cm" svg:x="14.585cm" svg:y="25.2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id="id14" draw:layer="layout" svg:width="1.543cm" svg:height="0.772cm" svg:x="14.971cm" svg:y="26.757cm">
          <text:p text:style-name="P1">Konf</text:p>
        </draw:rect>
        <draw:connector draw:style-name="gr5" draw:text-style-name="P2" draw:layer="layout" svg:x1="13.813cm" svg:y1="22.899cm" svg:x2="17.671cm" svg:y2="22.899cm" draw:start-shape="id5" draw:start-glue-point="1" draw:end-shape="id6">
          <text:p/>
        </draw:connector>
        <draw:frame draw:style-name="gr6" draw:text-style-name="P3" draw:layer="layout" svg:width="3.472cm" svg:height="1.387cm" svg:x="3.928cm" svg:y="20.113cm">
          <draw:text-box>
            <text:p text:style-name="P3">A1: Komplett Zentralisiert </text:p>
          </draw:text-box>
        </draw:frame>
        <draw:frame draw:style-name="gr7" draw:text-style-name="P3" draw:layer="layout" svg:width="3.704cm" svg:height="1.387cm" svg:x="9.036cm" svg:y="0.5cm">
          <draw:text-box>
            <text:p text:style-name="P3">A9: Komplett Dezentralisiert </text:p>
          </draw:text-box>
        </draw:frame>
        <draw:frame draw:style-name="gr6" draw:text-style-name="P3" draw:layer="layout" svg:width="6.559cm" svg:height="1.351cm" svg:x="12.887cm" svg:y="20.661cm">
          <draw:text-box>
            <text:p text:style-name="P3">A3, A6: Hybrid, Multihybrid</text:p>
          </draw:text-box>
        </draw:frame>
        <draw:frame draw:style-name="gr8" draw:text-style-name="P3" draw:layer="layout" svg:width="1.929cm" svg:height="0.819cm" svg:x="16.128cm" svg:y="24.519cm">
          <draw:text-box>
            <text:p text:style-name="P3">1...N</text:p>
          </draw:text-box>
        </draw:frame>
        <draw:frame draw:style-name="gr7" draw:text-style-name="P3" draw:layer="layout" svg:width="6.558cm" svg:height="1.387cm" svg:x="12.5cm" svg:y="9.113cm">
          <draw:text-box>
            <text:p text:style-name="P3">A5: Supernodes für Audio und Konferenzserver</text:p>
          </draw:text-box>
        </draw:frame>
        <draw:rect draw:style-name="gr1" draw:text-style-name="P1" draw:id="id10" draw:layer="layout" svg:width="1.543cm" svg:height="0.772cm" svg:x="7.843cm" svg:y="13.134cm">
          <text:p text:style-name="P1">Mixer</text:p>
        </draw:rect>
        <draw:rect draw:style-name="gr1" draw:text-style-name="P1" draw:id="id7" draw:layer="layout" svg:width="1.543cm" svg:height="0.772cm" svg:x="1.386cm" svg:y="12.965cm">
          <text:p text:style-name="P1">Konf</text:p>
        </draw:rect>
        <draw:rect draw:style-name="gr1" draw:text-style-name="P1" draw:id="id9" draw:layer="layout" svg:width="2.315cm" svg:height="2.315cm" svg:x="4.071cm" svg:y="16.806cm">
          <text:p text:style-name="P1">Client</text:p>
        </draw:rect>
        <draw:connector draw:style-name="gr5" draw:text-style-name="P2" draw:layer="layout" svg:x1="2.929cm" svg:y1="13.351cm" svg:x2="7.386cm" svg:y2="13.348cm" draw:start-shape="id7" draw:start-glue-point="1" draw:end-shape="id8" draw:end-glue-point="6">
          <text:p/>
        </draw:connector>
        <draw:connector draw:style-name="gr5" draw:text-style-name="P2" draw:layer="layout" svg:x1="2.157cm" svg:y1="13.737cm" svg:x2="4.071cm" svg:y2="17.963cm" draw:start-shape="id7" draw:start-glue-point="2" draw:end-shape="id9" draw:end-glue-point="3">
          <text:p/>
        </draw:connector>
        <draw:connector draw:style-name="gr9" draw:text-style-name="P2" draw:layer="layout" svg:x1="8.614cm" svg:y1="13.906cm" svg:x2="6.386cm" svg:y2="17.963cm" draw:start-shape="id10" draw:start-glue-point="2" draw:end-shape="id9" draw:end-glue-point="1">
          <text:p/>
        </draw:connector>
        <draw:frame draw:style-name="gr7" draw:text-style-name="P3" draw:layer="layout" svg:width="7.33cm" svg:height="1.387cm" svg:x="2.141cm" svg:y="9.5cm">
          <draw:text-box>
            <text:p text:style-name="P3">A2: 1 Konferenzserver und mehrere Audioserver</text:p>
          </draw:text-box>
        </draw:frame>
        <draw:frame draw:style-name="gr8" draw:text-style-name="P3" draw:layer="layout" svg:width="1.929cm" svg:height="0.819cm" svg:x="9.571cm" svg:y="11.281cm">
          <draw:text-box>
            <text:p text:style-name="P3">1..N</text:p>
          </draw:text-box>
        </draw:frame>
        <draw:frame draw:style-name="gr10" draw:text-style-name="P3" draw:layer="layout" svg:width="1.929cm" svg:height="0.819cm" svg:x="3.386cm" svg:y="11.487cm">
          <draw:text-box>
            <text:p text:style-name="P3">1</text:p>
          </draw:text-box>
        </draw:frame>
        <draw:connector draw:style-name="gr5" draw:text-style-name="P2" draw:layer="layout" draw:type="line" svg:x1="8.496cm" svg:y1="2.66cm" svg:x2="10.424cm" svg:y2="5.747cm" draw:start-shape="id3" draw:start-glue-point="1" draw:end-shape="id11" draw:end-glue-point="0">
          <text:p/>
        </draw:connector>
        <draw:connector draw:style-name="gr5" draw:text-style-name="P2" draw:layer="layout" draw:type="line" svg:x1="10.424cm" svg:y1="5.747cm" svg:x2="12.431cm" svg:y2="2.66cm" draw:start-shape="id11" draw:start-glue-point="0" draw:end-shape="id4">
          <text:p/>
        </draw:connector>
        <draw:connector draw:style-name="gr9" draw:text-style-name="P2" draw:layer="layout" draw:type="line" svg:x1="7.724cm" svg:y1="3.818cm" svg:x2="9.653cm" svg:y2="6.904cm" draw:start-shape="id1" draw:start-glue-point="2" draw:end-shape="id12" draw:end-glue-point="3">
          <text:p/>
        </draw:connector>
        <draw:connector draw:style-name="gr4" draw:text-style-name="P2" draw:layer="layout" draw:type="line" svg:x1="11.196cm" svg:y1="6.904cm" svg:x2="13.202cm" svg:y2="3.818cm" draw:start-shape="id12" draw:start-glue-point="1" draw:end-shape="id2" draw:end-glue-point="2">
          <text:p/>
        </draw:connector>
        <draw:connector draw:style-name="gr9" draw:text-style-name="P2" draw:layer="layout" draw:type="line" svg:x1="13.041cm" svg:y1="24.057cm" svg:x2="14.971cm" svg:y2="27.143cm" draw:start-shape="id13" draw:start-glue-point="2" draw:end-shape="id14" draw:end-glue-point="3">
          <text:p/>
        </draw:connector>
        <draw:connector draw:style-name="gr9" draw:text-style-name="P2" draw:layer="layout" draw:type="line" svg:x1="16.514cm" svg:y1="27.143cm" svg:x2="18.442cm" svg:y2="24.057cm" draw:start-shape="id14" draw:start-glue-point="1" draw:end-shape="id15">
          <text:p/>
        </draw:connector>
        <draw:connector draw:style-name="gr9" draw:text-style-name="P2" draw:layer="layout" draw:type="line" svg:x1="2.576cm" svg:y1="24.028cm" svg:x2="4.891cm" svg:y2="26.729cm" draw:start-shape="id16" draw:start-glue-point="2" draw:end-shape="id17">
          <text:p/>
        </draw:connector>
        <draw:connector draw:style-name="gr9" draw:text-style-name="P2" draw:layer="layout" draw:type="line" svg:x1="6.434cm" svg:y1="26.729cm" svg:x2="8.057cm" svg:y2="24cm" draw:start-shape="id17" draw:start-glue-point="1" draw:end-shape="id18" draw:end-glue-point="2">
          <text:p/>
        </draw:connector>
        <draw:connector draw:style-name="gr5" draw:text-style-name="P2" draw:layer="layout" draw:type="line" svg:x1="4.891cm" svg:y1="25.957cm" svg:x2="2.576cm" svg:y2="24.028cm" draw:start-shape="id19" draw:start-glue-point="3" draw:end-shape="id16" draw:end-glue-point="2">
          <text:p/>
        </draw:connector>
        <draw:connector draw:style-name="gr5" draw:text-style-name="P2" draw:layer="layout" draw:type="line" svg:x1="8.057cm" svg:y1="24cm" svg:x2="6.434cm" svg:y2="25.957cm" draw:start-shape="id18" draw:start-glue-point="2" draw:end-shape="id19">
          <text:p/>
        </draw:connector>
        <draw:rect draw:style-name="gr3" draw:text-style-name="P1" draw:id="id23" draw:layer="layout" svg:width="1.543cm" svg:height="0.772cm" svg:x="18.072cm" svg:y="12.813cm">
          <text:p text:style-name="P1">Mixer</text:p>
        </draw:rect>
        <draw:rect draw:style-name="gr3" draw:text-style-name="P1" draw:id="id20" draw:layer="layout" svg:width="1.543cm" svg:height="0.772cm" svg:x="12.115cm" svg:y="12.844cm">
          <text:p text:style-name="P1">Konf</text:p>
        </draw:rect>
        <draw:rect draw:style-name="gr1" draw:text-style-name="P1" draw:id="id22" draw:layer="layout" svg:width="2.315cm" svg:height="2.315cm" svg:x="14.5cm" svg:y="16.685cm">
          <text:p text:style-name="P1">Client</text:p>
        </draw:rect>
        <draw:connector draw:style-name="gr5" draw:text-style-name="P2" draw:layer="layout" svg:x1="13.658cm" svg:y1="13.23cm" svg:x2="17.685cm" svg:y2="13.22cm" draw:start-shape="id20" draw:start-glue-point="1" draw:end-shape="id21" draw:end-glue-point="3">
          <text:p/>
        </draw:connector>
        <draw:connector draw:style-name="gr5" draw:text-style-name="P2" draw:layer="layout" svg:x1="12.886cm" svg:y1="13.616cm" svg:x2="14.5cm" svg:y2="17.842cm" draw:start-shape="id20" draw:start-glue-point="2" draw:end-shape="id22" draw:end-glue-point="3">
          <text:p/>
        </draw:connector>
        <draw:connector draw:style-name="gr9" draw:text-style-name="P2" draw:layer="layout" svg:x1="18.843cm" svg:y1="13.585cm" svg:x2="16.815cm" svg:y2="17.842cm" draw:start-shape="id23" draw:start-glue-point="2" draw:end-shape="id22" draw:end-glue-point="1">
          <text:p/>
        </draw:connector>
        <draw:frame draw:style-name="gr8" draw:text-style-name="P3" draw:layer="layout" svg:width="1.929cm" svg:height="0.819cm" svg:x="19.571cm" svg:y="11.181cm">
          <draw:text-box>
            <text:p text:style-name="P3">1..N</text:p>
          </draw:text-box>
        </draw:frame>
        <draw:frame draw:style-name="gr10" draw:text-style-name="P3" draw:layer="layout" svg:width="1.929cm" svg:height="0.819cm" svg:x="13.815cm" svg:y="11.366cm">
          <draw:text-box>
            <text:p text:style-name="P3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6T18:39:45</meta:creation-date>
    <dc:date>2008-06-06T19:30:14</dc:date>
    <meta:editing-cycles>1</meta:editing-cycles>
    <meta:editing-duration>PT3M24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